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1564" officeooo:paragraph-rsid="00071564"/>
    </style:style>
    <style:style style:name="P2" style:family="paragraph" style:parent-style-name="Standard">
      <style:text-properties officeooo:rsid="00071564" officeooo:paragraph-rsid="00082ae0"/>
    </style:style>
    <style:style style:name="P3" style:family="paragraph" style:parent-style-name="Standard">
      <style:paragraph-properties fo:text-align="center" style:justify-single-word="false"/>
      <style:text-properties fo:font-weight="bold" officeooo:rsid="00071564" officeooo:paragraph-rsid="00071564" style:font-weight-asian="bold" style:font-weight-complex="bold"/>
    </style:style>
    <style:style style:name="P4" style:family="paragraph" style:parent-style-name="Standard">
      <style:paragraph-properties fo:text-align="center" style:justify-single-word="false"/>
      <style:text-properties fo:font-weight="bold" officeooo:rsid="00082ae0" officeooo:paragraph-rsid="00082ae0" style:font-weight-asian="bold" style:font-weight-complex="bold"/>
    </style:style>
    <style:style style:name="T1" style:family="text">
      <style:text-properties fo:font-variant="normal" fo:text-transform="none" style:font-name="apple-system"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safio Técnico Hans</text:p>
      <text:p text:style-name="P4">19/02/2024</text:p>
      <text:p text:style-name="P1"/>
      <text:p text:style-name="P1"><text:span text:style-name="T1">1. Develop a WebApi based on a DDD Pattern in .Net6</text:span></text:p>
      <text:p text:style-name="P1"><text:span text:style-name="T1">2. Develop a Angular CRUD Application to maintain the data with validation in front and backend ( use FluentValidation Syntax in Both). Alternatively, you can use another frontend framework that is based on Typescript.</text:span></text:p>
      <text:p text:style-name="P1"><text:span text:style-name="T1">3. The Angular Application also should have a overview with an grid</text:span></text:p>
      <text:p text:style-name="P1"><text:span text:style-name="T1">4. The Application should be startable with a docker-compose and checkable</text:span></text:p>
      <text:p text:style-name="P1"><text:span text:style-name="T1">5. The Repository should have a git history.</text:span></text:p>
      <text:p text:style-name="P2"><text:span text:style-name="T1">6. Record a video declaring your application (in english)</text:span></text:p>
      <text:p text:style-name="P2"><text:span text:style-name="T1">Please send us your solution till 26.02.2024.</text:span> </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19T16:39:32.207000000</dc:date>
    <meta:editing-duration>PT1M18S</meta:editing-duration>
    <meta:editing-cycles>2</meta:editing-cycles>
    <meta:generator>LibreOffice/7.1.6.2$Windows_X86_64 LibreOffice_project/0e133318fcee89abacd6a7d077e292f1145735c3</meta:generator>
    <meta:document-statistic meta:table-count="0" meta:image-count="0" meta:object-count="0" meta:page-count="1" meta:paragraph-count="9" meta:word-count="96" meta:character-count="587" meta:non-whitespace-character-count="499"/>
  </office:meta>
</office:document-meta>
</file>